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2.75pt" fo:font-weight="bold" fo:font-family="'Arial, Helvetica, sans-serif'" style:font-family-asian="'Arial, Helvetica, sans-serif'" style:font-family-complex="'Arial, Helvetica, sans-serif'" fo:background-color="transparent" fo:color="#444444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75pt" fo:font-weight="bold" fo:font-family="'Arial, Helvetica, sans-serif'" style:font-family-asian="'Arial, Helvetica, sans-serif'" style:font-family-complex="'Arial, Helvetica, sans-serif'" fo:background-color="transparent" fo:color="#444444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2.75pt" fo:font-weight="bold" fo:font-family="'Arial, Helvetica, sans-serif'" style:font-family-asian="'Arial, Helvetica, sans-serif'" style:font-family-complex="'Arial, Helvetica, sans-serif'" fo:background-color="transparent" fo:color="#444444"/>
    </style:style>
    <style:style style:name="T1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2.75pt" fo:font-weight="bold" fo:font-family="'Arial, Helvetica, sans-serif'" style:font-family-asian="'Arial, Helvetica, sans-serif'" style:font-family-complex="'Arial, Helvetica, sans-serif'" fo:background-color="transparent" fo:color="#444444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9" style:family="text">
      <style:text-properties fo:font-size="12.75pt" fo:font-weight="bold" fo:font-family="'Arial, Helvetica, sans-serif'" style:font-family-asian="'Arial, Helvetica, sans-serif'" style:font-family-complex="'Arial, Helvetica, sans-serif'" fo:background-color="transparent" fo:color="#444444"/>
    </style:style>
    <style:style style:name="T2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2.75pt" fo:font-weight="bold" fo:font-family="'Arial, Helvetica, sans-serif'" style:font-family-asian="'Arial, Helvetica, sans-serif'" style:font-family-complex="'Arial, Helvetica, sans-serif'" fo:background-color="transparent" fo:color="#444444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3" style:family="text">
      <style:text-properties fo:font-size="12.75pt" fo:font-weight="bold" fo:font-family="'Arial, Helvetica, sans-serif'" style:font-family-asian="'Arial, Helvetica, sans-serif'" style:font-family-complex="'Arial, Helvetica, sans-serif'" fo:background-color="transparent" fo:color="#444444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2.75pt" fo:font-weight="bold" fo:font-family="'Arial, Helvetica, sans-serif'" style:font-family-asian="'Arial, Helvetica, sans-serif'" style:font-family-complex="'Arial, Helvetica, sans-serif'" fo:background-color="transparent" fo:color="#444444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2.75pt" fo:font-weight="bold" fo:font-family="'Arial, Helvetica, sans-serif'" style:font-family-asian="'Arial, Helvetica, sans-serif'" style:font-family-complex="'Arial, Helvetica, sans-serif'" fo:background-color="transparent" fo:color="#444444"/>
    </style:style>
    <style:style style:name="T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2.75pt" fo:font-weight="bold" fo:font-family="'Arial, Helvetica, sans-serif'" style:font-family-asian="'Arial, Helvetica, sans-serif'" style:font-family-complex="'Arial, Helvetica, sans-serif'" fo:background-color="transparent" fo:color="#444444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2.75pt" fo:font-weight="bold" fo:font-family="'Arial, Helvetica, sans-serif'" style:font-family-asian="'Arial, Helvetica, sans-serif'" style:font-family-complex="'Arial, Helvetica, sans-serif'" fo:background-color="transparent" fo:color="#444444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2.75pt" fo:font-weight="bold" fo:font-family="'Arial, Helvetica, sans-serif'" style:font-family-asian="'Arial, Helvetica, sans-serif'" style:font-family-complex="'Arial, Helvetica, sans-serif'" fo:background-color="transparent" fo:color="#444444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2.75pt" fo:font-weight="bold" fo:font-family="'Arial, Helvetica, sans-serif'" style:font-family-asian="'Arial, Helvetica, sans-serif'" style:font-family-complex="'Arial, Helvetica, sans-serif'" fo:background-color="transparent" fo:color="#444444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2.75pt" fo:font-weight="bold" fo:font-family="'Arial, Helvetica, sans-serif'" style:font-family-asian="'Arial, Helvetica, sans-serif'" style:font-family-complex="'Arial, Helvetica, sans-serif'" fo:background-color="transparent" fo:color="#444444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" style:family="text">
      <style:text-properties fo:font-size="12.75pt" fo:font-weight="bold" fo:font-family="'Arial, Helvetica, sans-serif'" style:font-family-asian="'Arial, Helvetica, sans-serif'" style:font-family-complex="'Arial, Helvetica, sans-serif'" fo:background-color="transparent" fo:color="#444444"/>
    </style:style>
    <style:style style:name="T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2.75pt" fo:font-weight="bold" fo:font-family="'Arial, Helvetica, sans-serif'" style:font-family-asian="'Arial, Helvetica, sans-serif'" style:font-family-complex="'Arial, Helvetica, sans-serif'" fo:background-color="transparent" fo:color="#444444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" style:family="text">
      <style:text-properties fo:font-size="12.75pt" fo:font-weight="bold" fo:font-family="'Arial, Helvetica, sans-serif'" style:font-family-asian="'Arial, Helvetica, sans-serif'" style:font-family-complex="'Arial, Helvetica, sans-serif'" fo:background-color="transparent" fo:color="#444444"/>
    </style:style>
    <style:style style:name="T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" style:family="text">
      <style:text-properties fo:font-size="12.75pt" fo:font-weight="bold" fo:font-family="'Arial, Helvetica, sans-serif'" style:font-family-asian="'Arial, Helvetica, sans-serif'" style:font-family-complex="'Arial, Helvetica, sans-serif'" fo:background-color="transparent" fo:color="#444444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7" style:family="text">
      <style:text-properties fo:font-size="12.75pt" fo:font-weight="bold" fo:font-family="'Arial, Helvetica, sans-serif'" style:font-family-asian="'Arial, Helvetica, sans-serif'" style:font-family-complex="'Arial, Helvetica, sans-serif'" fo:background-color="transparent" fo:color="#444444"/>
    </style:style>
    <style:style style:name="T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" style:family="text">
      <style:text-properties fo:font-size="12.75pt" fo:font-weight="bold" fo:font-family="'Arial, Helvetica, sans-serif'" style:font-family-asian="'Arial, Helvetica, sans-serif'" style:font-family-complex="'Arial, Helvetica, sans-serif'" fo:background-color="transparent" fo:color="#444444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" style:family="text">
      <style:text-properties fo:font-size="12.75pt" fo:font-weight="bold" fo:font-family="'Arial, Helvetica, sans-serif'" style:font-family-asian="'Arial, Helvetica, sans-serif'" style:font-family-complex="'Arial, Helvetica, sans-serif'" fo:background-color="transparent" fo:color="#444444"/>
    </style:style>
    <style:style style:name="T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2.75pt" fo:font-weight="bold" fo:font-family="'Arial, Helvetica, sans-serif'" style:font-family-asian="'Arial, Helvetica, sans-serif'" style:font-family-complex="'Arial, Helvetica, sans-serif'" fo:background-color="transparent" fo:color="#444444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2.75pt" fo:font-weight="bold" fo:font-family="'Arial, Helvetica, sans-serif'" style:font-family-asian="'Arial, Helvetica, sans-serif'" style:font-family-complex="'Arial, Helvetica, sans-serif'" fo:background-color="transparent" fo:color="#444444"/>
    </style:style>
    <style:style style:name="T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2.75pt" fo:font-weight="bold" fo:font-family="'Arial, Helvetica, sans-serif'" style:font-family-asian="'Arial, Helvetica, sans-serif'" style:font-family-complex="'Arial, Helvetica, sans-serif'" fo:background-color="transparent" fo:color="#444444"/>
    </style:style>
    <style:style style:name="T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" style:family="text">
      <style:text-properties fo:font-size="12.75pt" fo:font-weight="bold" fo:font-family="'Arial, Helvetica, sans-serif'" style:font-family-asian="'Arial, Helvetica, sans-serif'" style:font-family-complex="'Arial, Helvetica, sans-serif'" fo:background-color="transparent" fo:color="#444444"/>
    </style:style>
    <style:style style:name="T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" style:family="text">
      <style:text-properties fo:font-size="12.75pt" fo:font-weight="bold" fo:font-family="'Arial, Helvetica, sans-serif'" style:font-family-asian="'Arial, Helvetica, sans-serif'" style:font-family-complex="'Arial, Helvetica, sans-serif'" fo:background-color="transparent" fo:color="#444444"/>
    </style:style>
    <style:style style:name="T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3" style:family="text">
      <style:text-properties fo:font-size="12.75pt" fo:font-weight="bold" fo:font-family="'Arial, Helvetica, sans-serif'" style:font-family-asian="'Arial, Helvetica, sans-serif'" style:font-family-complex="'Arial, Helvetica, sans-serif'" fo:background-color="transparent" fo:color="#444444"/>
    </style:style>
    <style:style style:name="T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" style:family="text">
      <style:text-properties fo:font-size="12.75pt" fo:font-weight="bold" fo:font-family="'Arial, Helvetica, sans-serif'" style:font-family-asian="'Arial, Helvetica, sans-serif'" style:font-family-complex="'Arial, Helvetica, sans-serif'" fo:background-color="transparent" fo:color="#444444"/>
    </style:style>
    <style:style style:name="T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" style:family="text">
      <style:text-properties fo:font-size="12.75pt" fo:font-weight="bold" fo:font-family="'Arial, Helvetica, sans-serif'" style:font-family-asian="'Arial, Helvetica, sans-serif'" style:font-family-complex="'Arial, Helvetica, sans-serif'" fo:background-color="transparent" fo:color="#444444"/>
    </style:style>
    <style:style style:name="T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" style:family="text">
      <style:text-properties fo:font-size="12.75pt" fo:font-weight="bold" fo:font-family="'Arial, Helvetica, sans-serif'" style:font-family-asian="'Arial, Helvetica, sans-serif'" style:font-family-complex="'Arial, Helvetica, sans-serif'" fo:background-color="transparent" fo:color="#444444"/>
    </style:style>
    <style:style style:name="T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" style:family="text">
      <style:text-properties fo:font-size="12.75pt" fo:font-weight="bold" fo:font-family="'Arial, Helvetica, sans-serif'" style:font-family-asian="'Arial, Helvetica, sans-serif'" style:font-family-complex="'Arial, Helvetica, sans-serif'" fo:background-color="transparent" fo:color="#444444"/>
    </style:style>
    <style:style style:name="T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2.75pt" fo:font-weight="bold" fo:font-family="'Arial, Helvetica, sans-serif'" style:font-family-asian="'Arial, Helvetica, sans-serif'" style:font-family-complex="'Arial, Helvetica, sans-serif'" fo:background-color="transparent" fo:color="#444444"/>
    </style:style>
    <style:style style:name="T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5" style:family="text">
      <style:text-properties fo:font-size="12.75pt" fo:font-weight="bold" fo:font-family="'Arial, Helvetica, sans-serif'" style:font-family-asian="'Arial, Helvetica, sans-serif'" style:font-family-complex="'Arial, Helvetica, sans-serif'" fo:background-color="transparent" fo:color="#444444"/>
    </style:style>
    <style:style style:name="T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7" style:family="text">
      <style:text-properties fo:font-size="12.75pt" fo:font-weight="bold" fo:font-family="'Arial, Helvetica, sans-serif'" style:font-family-asian="'Arial, Helvetica, sans-serif'" style:font-family-complex="'Arial, Helvetica, sans-serif'" fo:background-color="transparent" fo:color="#444444"/>
    </style:style>
    <style:style style:name="T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" style:family="text">
      <style:text-properties fo:font-size="12.75pt" fo:font-weight="bold" fo:font-family="'Arial, Helvetica, sans-serif'" style:font-family-asian="'Arial, Helvetica, sans-serif'" style:font-family-complex="'Arial, Helvetica, sans-serif'" fo:background-color="transparent" fo:color="#444444"/>
    </style:style>
    <style:style style:name="T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1" style:family="text">
      <style:text-properties fo:font-size="12.75pt" fo:font-weight="bold" fo:font-family="'Arial, Helvetica, sans-serif'" style:font-family-asian="'Arial, Helvetica, sans-serif'" style:font-family-complex="'Arial, Helvetica, sans-serif'" fo:background-color="transparent" fo:color="#444444"/>
    </style:style>
    <style:style style:name="T8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3" style:family="text">
      <style:text-properties fo:font-size="12.75pt" fo:font-weight="bold" fo:font-family="'Arial, Helvetica, sans-serif'" style:font-family-asian="'Arial, Helvetica, sans-serif'" style:font-family-complex="'Arial, Helvetica, sans-serif'" fo:background-color="transparent" fo:color="#444444"/>
    </style:style>
    <style:style style:name="T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" style:family="text">
      <style:text-properties fo:font-size="12.75pt" fo:font-weight="bold" fo:font-family="'Arial, Helvetica, sans-serif'" style:font-family-asian="'Arial, Helvetica, sans-serif'" style:font-family-complex="'Arial, Helvetica, sans-serif'" fo:background-color="transparent" fo:color="#444444"/>
    </style:style>
    <style:style style:name="T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" style:family="text">
      <style:text-properties fo:font-size="12.75pt" fo:font-weight="bold" fo:font-family="'Arial, Helvetica, sans-serif'" style:font-family-asian="'Arial, Helvetica, sans-serif'" style:font-family-complex="'Arial, Helvetica, sans-serif'" fo:background-color="transparent" fo:color="#444444"/>
    </style:style>
    <style:style style:name="T8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9" style:family="text">
      <style:text-properties fo:font-size="12.75pt" fo:font-weight="bold" fo:font-family="'Arial, Helvetica, sans-serif'" style:font-family-asian="'Arial, Helvetica, sans-serif'" style:font-family-complex="'Arial, Helvetica, sans-serif'" fo:background-color="transparent" fo:color="#444444"/>
    </style:style>
    <style:style style:name="T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1" style:family="text">
      <style:text-properties fo:font-size="12.75pt" fo:font-weight="bold" fo:font-family="'Arial, Helvetica, sans-serif'" style:font-family-asian="'Arial, Helvetica, sans-serif'" style:font-family-complex="'Arial, Helvetica, sans-serif'" fo:background-color="transparent" fo:color="#444444"/>
    </style:style>
    <style:style style:name="T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3" style:family="text">
      <style:text-properties fo:font-size="12.75pt" fo:font-weight="bold" fo:font-family="'Arial, Helvetica, sans-serif'" style:font-family-asian="'Arial, Helvetica, sans-serif'" style:font-family-complex="'Arial, Helvetica, sans-serif'" fo:background-color="transparent" fo:color="#444444"/>
    </style:style>
    <style:style style:name="T9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5" style:family="text">
      <style:text-properties fo:font-size="12.75pt" fo:font-weight="bold" fo:font-family="'Arial, Helvetica, sans-serif'" style:font-family-asian="'Arial, Helvetica, sans-serif'" style:font-family-complex="'Arial, Helvetica, sans-serif'" fo:background-color="transparent" fo:color="#444444"/>
    </style:style>
    <style:style style:name="T9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7" style:family="text">
      <style:text-properties fo:font-size="12.75pt" fo:font-weight="bold" fo:font-family="'Arial, Helvetica, sans-serif'" style:font-family-asian="'Arial, Helvetica, sans-serif'" style:font-family-complex="'Arial, Helvetica, sans-serif'" fo:background-color="transparent" fo:color="#444444"/>
    </style:style>
    <style:style style:name="T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9" style:family="text">
      <style:text-properties fo:font-size="12.75pt" fo:font-weight="bold" fo:font-family="'Arial, Helvetica, sans-serif'" style:font-family-asian="'Arial, Helvetica, sans-serif'" style:font-family-complex="'Arial, Helvetica, sans-serif'" fo:background-color="transparent" fo:color="#444444"/>
    </style:style>
    <style:style style:name="T1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1" style:family="text">
      <style:text-properties fo:font-size="12.75pt" fo:font-weight="bold" fo:font-family="'Arial, Helvetica, sans-serif'" style:font-family-asian="'Arial, Helvetica, sans-serif'" style:font-family-complex="'Arial, Helvetica, sans-serif'" fo:background-color="transparent" fo:color="#444444"/>
    </style:style>
    <style:style style:name="T1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3" style:family="text">
      <style:text-properties fo:font-size="12.75pt" fo:font-weight="bold" fo:font-family="'Arial, Helvetica, sans-serif'" style:font-family-asian="'Arial, Helvetica, sans-serif'" style:font-family-complex="'Arial, Helvetica, sans-serif'" fo:background-color="transparent" fo:color="#444444"/>
    </style:style>
    <style:style style:name="T1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5" style:family="text">
      <style:text-properties fo:font-size="12.75pt" fo:font-weight="bold" fo:font-family="'Arial, Helvetica, sans-serif'" style:font-family-asian="'Arial, Helvetica, sans-serif'" style:font-family-complex="'Arial, Helvetica, sans-serif'" fo:background-color="transparent" fo:color="#444444"/>
    </style:style>
    <style:style style:name="T10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7" style:family="text">
      <style:text-properties fo:font-size="12.75pt" fo:font-weight="bold" fo:font-family="'Arial, Helvetica, sans-serif'" style:font-family-asian="'Arial, Helvetica, sans-serif'" style:font-family-complex="'Arial, Helvetica, sans-serif'" fo:background-color="transparent" fo:color="#444444"/>
    </style:style>
    <style:style style:name="T10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 fo:margin-top="6.00pt" fo:margin-bottom="6.00p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 fo:margin-top="6.00pt" fo:margin-bottom="6.00pt"/>
    </style:style>
    <style:style style:name="P5" style:family="paragraph">
      <style:paragraph-properties fo:line-height="115.00%" fo:text-align="left" fo:margin-bottom="7.00pt"/>
    </style:style>
    <style:style style:name="P6" style:family="paragraph">
      <style:paragraph-properties fo:line-height="100.00%" fo:text-align="left" fo:margin-top="6.00pt" fo:margin-bottom="6.00pt"/>
    </style:style>
    <style:style style:name="P7" style:family="paragraph">
      <style:paragraph-properties fo:line-height="115.00%" fo:text-align="left" fo:margin-bottom="7.00pt"/>
    </style:style>
  </office:automatic-styles>
  <office:body>
    <office:text>
      <text:p text:style-name="P1"><text:span text:style-name="T1"/></text:p>
      <text:p text:style-name="P1"><text:span text:style-name="T2">Table Name -Worker</text:span></text:p>
      <text:p text:style-name="P1"><draw:frame text:anchor-type="as-char" svg:width="170.13mm" svg:height="132.82mm" style:rel-width="scale" style:rel-height="scale"><draw:object-ole xlink:href="OleObj1"/><draw:image xlink:href="ObjectReplacements/OleObj1"/></draw:frame><text:span text:style-name="T4"><text:line-break/><text:line-break/>Table Name - Bonus</text:span></text:p>
      <text:p text:style-name="P1"><text:span text:style-name="T5"/></text:p>
      <text:p text:style-name="P1"><draw:frame text:anchor-type="as-char" svg:width="170.13mm" svg:height="89.43mm" style:rel-width="scale" style:rel-height="scale"><draw:object-ole xlink:href="OleObj2"/><draw:image xlink:href="ObjectReplacements/OleObj2"/></draw:frame><text:span text:style-name="T6"><text:line-break/></text:span></text:p>
      <text:p text:style-name="P1"><text:span text:style-name="T7"/></text:p>
      <text:p text:style-name="P1"><text:span text:style-name="T8">Table Name -Title</text:span></text:p>
      <text:p text:style-name="P1"><draw:frame text:anchor-type="as-char" svg:width="170.13mm" svg:height="122.50mm" style:rel-width="scale" style:rel-height="scale"><draw:object-ole xlink:href="OleObj3"/><draw:image xlink:href="ObjectReplacements/OleObj3"/></draw:frame><text:span text:style-name="T10"><text:line-break/><text:line-break/><text:line-break/></text:span></text:p>
      <text:p text:style-name="P2"><text:span text:style-name="T11">Q-1. Write an SQL query to fetch “FIRST_NAME” from Worker table using the alias name as &lt;WORKER_NAME&gt;.</text:span></text:p>
      <text:p text:style-name="P3"><text:span text:style-name="T12"/></text:p>
      <text:p text:style-name="P4"><text:span text:style-name="T13">Q-2. Write an SQL query to fetch “FIRST_NAME” from Worker table in upper case.</text:span></text:p>
      <text:p text:style-name="P5"><text:span text:style-name="T14"><text:line-break/></text:span><text:span text:style-name="T15">Q-3. Write an SQL query to fetch unique values of DEPARTMENT from Worker table.</text:span></text:p>
      <text:p text:style-name="P5"><text:span text:style-name="T16"><text:line-break/></text:span><text:span text:style-name="T17">Q-4. Write an SQL query to print the first three characters of  FIRST_NAME from Worker table.</text:span></text:p>
      <text:p text:style-name="P5"><text:span text:style-name="T18"><text:line-break/></text:span><text:span text:style-name="T19">Q-5. Write an SQL query to find the position of the alphabet (‘a’) in the first name column ‘Amitabh’ from Worker table.</text:span></text:p>
      <text:p text:style-name="P5"><text:span text:style-name="T20"><text:line-break/></text:span><text:span text:style-name="T21">Q-6. Write an SQL query to print the FIRST_NAME from Worker table after removing white spaces from the right side.</text:span></text:p>
      <text:p text:style-name="P5"><text:span text:style-name="T22"><text:line-break/></text:span><text:span text:style-name="T23">Q-7. Write an SQL query to print the DEPARTMENT from Worker table after removing white spaces from the left side.</text:span></text:p>
      <text:p text:style-name="P5"><text:span text:style-name="T24"><text:line-break/></text:span><text:span text:style-name="T25">Q-8. Write an SQL query that fetches the unique values of DEPARTMENT from Worker table and prints its length.</text:span></text:p>
      <text:p text:style-name="P5"><text:span text:style-name="T26"><text:line-break/></text:span><text:span text:style-name="T27">Q-9. Write an SQL query to print the FIRST_NAME from Worker table after replacing ‘a’ with ‘A’.</text:span></text:p>
      <text:p text:style-name="P5"><text:span text:style-name="T28"><text:line-break/></text:span><text:span text:style-name="T29">Q-10. Write an SQL query to print the FIRST_NAME and LAST_NAME from Worker table into a single column COMPLETE_NAME. A space char should separate them.</text:span></text:p>
      <text:p text:style-name="P5"><text:span text:style-name="T30"><text:line-break/></text:span><text:span text:style-name="T31">Q-11. Write an SQL query to print all Worker details from the Worker table order by FIRST_NAME Ascending.</text:span></text:p>
      <text:p text:style-name="P5"><text:span text:style-name="T32"><text:line-break/></text:span><text:span text:style-name="T33">Q-12. Write an SQL query to print all Worker details from the Worker table order by FIRST_NAME Ascending and DEPARTMENT Descending.</text:span></text:p>
      <text:p text:style-name="P5"><text:span text:style-name="T34"><text:line-break/></text:span><text:span text:style-name="T35">Q-13. Write an SQL query to print details for Workers with the first name as “Vipul” and “Satish” from Worker table.</text:span></text:p>
      <text:p text:style-name="P5"><text:span text:style-name="T36"><text:line-break/></text:span><text:span text:style-name="T37">Q-14. Write an SQL query to print details of workers excluding first names, “Vipul” and “Satish” from Worker table.</text:span></text:p>
      <text:p text:style-name="P5"><text:span text:style-name="T38"><text:line-break/></text:span><text:span text:style-name="T39">Q-15. Write an SQL query to print details of Workers with DEPARTMENT name as “Admin”.</text:span></text:p>
      <text:p text:style-name="P5"><text:span text:style-name="T40"><text:line-break/></text:span><text:span text:style-name="T41">Q-16. Write an SQL query to print details of the Workers whose FIRST_NAME contains ‘a’.</text:span></text:p>
      <text:p text:style-name="P5"><text:span text:style-name="T42"><text:line-break/></text:span><text:span text:style-name="T43">Q-17. Write an SQL query to print details of the Workers whose FIRST_NAME ends with ‘a’.</text:span></text:p>
      <text:p text:style-name="P5"><text:span text:style-name="T44"><text:line-break/></text:span><text:span text:style-name="T45">Q-18. Write an SQL query to print details of the Workers whose FIRST_NAME ends with ‘h’ and contains six alphabets.</text:span></text:p>
      <text:p text:style-name="P5"><text:span text:style-name="T46"><text:line-break/></text:span><text:span text:style-name="T47">Q-19. Write an SQL query to print details of the Workers whose SALARY lies between 100000 and 500000.</text:span></text:p>
      <text:p text:style-name="P5"><text:span text:style-name="T48"><text:line-break/></text:span><text:span text:style-name="T49">Q-20. Write an SQL query to print details of the Workers who have joined in Feb’2014.</text:span></text:p>
      <text:p text:style-name="P5"><text:span text:style-name="T50"><text:line-break/></text:span><text:span text:style-name="T51">Q-21. Write an SQL query to fetch the count of employees working in the department ‘Admin’.</text:span></text:p>
      <text:p text:style-name="P5"><text:span text:style-name="T52"><text:line-break/></text:span><text:span text:style-name="T53">Q-22. Write an SQL query to fetch worker names with salaries &gt;= 50000 and &lt;= 100000.</text:span></text:p>
      <text:p text:style-name="P5"><text:span text:style-name="T54"><text:line-break/></text:span><text:span text:style-name="T55">Q-23. Write an SQL query to fetch the no. of workers for each department in the descending order.</text:span></text:p>
      <text:p text:style-name="P5"><text:span text:style-name="T56"><text:line-break/></text:span><text:span text:style-name="T57">Q-24. Write an SQL query to print details of the Workers who are also Managers.</text:span></text:p>
      <text:p text:style-name="P5"><text:span text:style-name="T58"><text:line-break/></text:span><text:span text:style-name="T59">Q-25. Write an SQL query to fetch duplicate records having matching data in some fields of a table.</text:span></text:p>
      <text:p text:style-name="P5"><text:span text:style-name="T60"><text:line-break/></text:span><text:span text:style-name="T61">Q-26. Write an SQL query to show only odd rows from a table.</text:span></text:p>
      <text:p text:style-name="P6"><text:span text:style-name="T61">Q-27. Write an SQL query to show only even rows from a table.</text:span></text:p>
      <text:p text:style-name="P7"><text:span text:style-name="T62"><text:line-break/></text:span><text:span text:style-name="T63">Q-28. Write an SQL query to clone a new table from another table.</text:span></text:p>
      <text:p text:style-name="P7"><text:span text:style-name="T64"><text:line-break/></text:span><text:span text:style-name="T65">Q-29. Write an SQL query to fetch intersecting records of two tables.</text:span></text:p>
      <text:p text:style-name="P7"><text:span text:style-name="T66"><text:line-break/></text:span><text:span text:style-name="T67">Q-30. Write an SQL query to show records from one table that another table does not have.</text:span></text:p>
      <text:p text:style-name="P7"><text:span text:style-name="T68"><text:line-break/></text:span><text:span text:style-name="T69">Q-31. Write an SQL query to show the current date and time.</text:span></text:p>
      <text:p text:style-name="P7"><text:span text:style-name="T70"><text:line-break/></text:span><text:span text:style-name="T71">Q-32. Write an SQL query to show the top n (say 10) records of a table.</text:span></text:p>
      <text:p text:style-name="P7"><text:span text:style-name="T72"><text:line-break/><text:line-break/></text:span><text:span text:style-name="T73">Q-33. Write an SQL query to determine the nth (say n=5) highest salary from a table.</text:span></text:p>
      <text:p text:style-name="P7"><text:span text:style-name="T74"><text:line-break/></text:span><text:span text:style-name="T75">Q-34. Write an SQL query to determine the 5th highest salary without using TOP or limit method.</text:span></text:p>
      <text:p text:style-name="P7"><text:span text:style-name="T76"><text:line-break/></text:span><text:span text:style-name="T77">Q-35. Write an SQL query to fetch the list of employees with the same salary.</text:span></text:p>
      <text:p text:style-name="P7"><text:span text:style-name="T78"><text:line-break/></text:span><text:span text:style-name="T79">Q-36. Write an SQL query to show the second highest salary from a table.</text:span></text:p>
      <text:p text:style-name="P7"><text:span text:style-name="T80"><text:line-break/></text:span><text:span text:style-name="T81">Q-37. Write an SQL query to show one row twice in results from a table.</text:span></text:p>
      <text:p text:style-name="P7"><text:span text:style-name="T82"><text:line-break/></text:span><text:span text:style-name="T83">Q-38. Write an SQL query to fetch intersecting records of two tables.</text:span></text:p>
      <text:p text:style-name="P7"><text:span text:style-name="T84"><text:line-break/></text:span><text:span text:style-name="T85">Q-39. Write an SQL query to fetch the first 50% records from a table.</text:span></text:p>
      <text:p text:style-name="P7"><text:span text:style-name="T86"><text:line-break/></text:span><text:span text:style-name="T87">Q-40. Write an SQL query to fetch the departments that have less than five people in it.</text:span></text:p>
      <text:p text:style-name="P7"><text:span text:style-name="T88"><text:line-break/></text:span><text:span text:style-name="T89">Q-41. Write an SQL query to show all departments along with the number of people in there.</text:span></text:p>
      <text:p text:style-name="P7"><text:span text:style-name="T90"><text:line-break/></text:span><text:span text:style-name="T91">Q-42. Write an SQL query to show the last record from a table.</text:span></text:p>
      <text:p text:style-name="P7"><text:span text:style-name="T92"><text:line-break/></text:span><text:span text:style-name="T93">Q-43. Write an SQL query to fetch the first row of a table.</text:span></text:p>
      <text:p text:style-name="P7"><text:span text:style-name="T94"><text:line-break/></text:span><text:span text:style-name="T95">Q-44. Write an SQL query to fetch the last five records from a table.</text:span></text:p>
      <text:p text:style-name="P7"><text:span text:style-name="T96"><text:line-break/></text:span><text:span text:style-name="T97">Q-45. Write an SQL query to print the name of employees having the highest salary in each department.</text:span></text:p>
      <text:p text:style-name="P7"><text:span text:style-name="T98"><text:line-break/></text:span><text:span text:style-name="T99">Q-46. Write an SQL query to fetch three max salaries from a table.</text:span></text:p>
      <text:p text:style-name="P7"><text:span text:style-name="T100"><text:line-break/></text:span><text:span text:style-name="T101">Q-47. Write an SQL query to fetch three min salaries from a table.</text:span></text:p>
      <text:p text:style-name="P7"><text:span text:style-name="T102"><text:line-break/></text:span><text:span text:style-name="T103">Q-48. Write an SQL query to fetch nth max salaries from a table.</text:span></text:p>
      <text:p text:style-name="P7"><text:span text:style-name="T104"><text:line-break/></text:span><text:span text:style-name="T105">Q-49. Write an SQL query to fetch departments along with the total salaries paid for each of them.</text:span></text:p>
      <text:p text:style-name="P7"><text:span text:style-name="T106"><text:line-break/></text:span><text:span text:style-name="T107">Q-50. Write an SQL query to fetch the names of workers who earn the highest salary.</text:span></text:p>
      <text:p text:style-name="P7"><text:span text:style-name="T108"><text:line-break/>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